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Preformatted_20_Text">
      <style:text-properties style:font-name="arial" fo:font-size="15pt" style:font-size-asian="15pt" style:font-size-complex="15pt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>
      <style:text-properties style:font-name="arial" fo:font-size="18pt" style:font-size-asian="18pt" style:font-size-complex="18pt"/>
    </style:style>
    <style:style style:name="P4" style:family="paragraph" style:parent-style-name="Preformatted_20_Text">
      <style:text-properties style:font-name="arial" fo:font-size="13pt" fo:font-style="italic" style:font-size-asian="13pt" style:font-style-asian="italic" style:font-size-complex="13pt" style:font-style-complex="italic"/>
    </style:style>
    <style:style style:name="P5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ущиков Александр</text:p>
      <text:p text:style-name="P4">Junior Frontend Developer</text:p>
      <text:p text:style-name="P2">Страна: Россия, Омск</text:p>
      <text:p text:style-name="P2">Телефон: +7 908 792 22 70</text:p>
      <text:p text:style-name="P2">Электронная почта: lu5294677@gmail.com</text:p>
      <text:p text:style-name="P5"/>
      <text:p text:style-name="P1">Обо мне:</text:p>
      <text:p text:style-name="P2"><text:s text:c="2"/>• Трудолюбивый человек, ищущий работу. </text:p>
      <text:p text:style-name="P2"><text:s text:c="2"/>• Мотивированный на освоение и приминение новых навыков. </text:p>
      <text:p text:style-name="P2"><text:s text:c="2"/>• Умение работать в команде. </text:p>
      <text:p text:style-name="P2"><text:s text:c="2"/>• Стремление использовать свои знания на благо компании.</text:p>
      <text:p text:style-name="P5"/>
      <text:p text:style-name="P1">Социальный сети</text:p>
      <text:p text:style-name="P2"><text:s text:c="2"/>* GitHub: https://github.com/cfyz7</text:p>
      <text:p text:style-name="P2"><text:s text:c="2"/>* Telegram: @cfyz7</text:p>
      <text:p text:style-name="P5"/>
      <text:p text:style-name="P1">Навыки:</text:p>
      <text:p text:style-name="P2"><text:s text:c="2"/>* SQL ★★☆☆☆ </text:p>
      <text:p text:style-name="P2"><text:s text:c="2"/>* HTML &amp; CSS ★★☆☆☆ </text:p>
      <text:p text:style-name="P2"><text:s text:c="2"/>* Node.js ★★☆☆☆ </text:p>
      <text:p text:style-name="P2"><text:s text:c="2"/>* React ★★☆☆☆ </text:p>
      <text:p text:style-name="P2"><text:s text:c="2"/>* Git ★★☆☆☆ </text:p>
      <text:p text:style-name="P2"><text:s text:c="2"/>* JavaScript ★★☆☆☆ </text:p>
      <text:p text:style-name="P5"/>
      <text:p text:style-name="P1">Языки</text:p>
      <text:p text:style-name="P2"><text:s text:c="2"/>* Русский</text:p>
      <text:p text:style-name="P2"><text:s text:c="2"/>* Английский</text:p>
      <text:p text:style-name="P5"/>
      <text:p text:style-name="P1">Релевантный опыт:</text:p>
      <text:p text:style-name="P2"><text:s text:c="2"/>* Пэт-проекты </text:p>
      <text:p text:style-name="P2"><text:s text:c="2"/>* Проекты на Хекслете </text:p>
      <text:p text:style-name="Preformatted_20_Text"/>
      <text:p text:style-name="P1">Образование:</text:p>
      <text:p text:style-name="P2"><text:s text:c="2"/>* Омский Областной Медицинский Колледж</text:p>
      <text:p text:style-name="P2"><text:s text:c="2"/>* Финансовый Институт при Правительстве РФ</text:p>
      <text:p text:style-name="Preformatted_20_Text"/>
      <text:p text:style-name="P1">ОПЫТ ДО ПРОФЕССИОНАЛЬНОЙ РАЗРАБОТКИ:</text:p>
      <text:p text:style-name="P2"><text:s text:c="2"/>* Зубной техник ООО “Элита +”</text:p>
      <text:p text:style-name="P2"><text:s text:c="2"/>* Зубной техник ООО “КАВ Дентал”</text:p>
      <text:p text:style-name="Preformatted_20_Text"/>
      <text:p text:style-name="P1">Прочее:</text:p>
      <text:p text:style-name="P2"><text:s text:c="2"/>* Шахматы(1й разряд)</text:p>
      <text:p text:style-name="P2"><text:s text:c="2"/>* Го(3й дан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6:27:48.386508299</dc:date>
    <meta:editing-duration>PT7M17S</meta:editing-duration>
    <meta:editing-cycles>1</meta:editing-cycles>
    <meta:document-statistic meta:table-count="0" meta:image-count="0" meta:object-count="0" meta:page-count="1" meta:paragraph-count="35" meta:word-count="122" meta:character-count="831" meta:non-whitespace-character-count="689"/>
    <meta:generator>LibreOffice/7.3.7.2$Linux_X86_64 LibreOffice_project/30$Build-2</meta:generator>
  </office:meta>
</office:document-meta>
</file>